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 style:list-style-name="L1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fr" fo:country="FR"/>
    </style:style>
    <style:style style:name="T1" style:family="text">
      <style:text-properties fo:language="fr" fo:country="F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u jeu :</text:p>
      <text:p text:style-name="P1"/>
      <text:list xml:id="list1181806221040042782" text:style-name="L1">
        <text:list-item>
          <text:p text:style-name="P2">Principes du jeu</text:p>
          <text:list>
            <text:list-item>
              <text:p text:style-name="P2">Généralités</text:p>
            </text:list-item>
            <text:list-item>
              <text:p text:style-name="P2">Prise en main rapide</text:p>
            </text:list-item>
            <text:list-item>
              <text:p text:style-name="P2">Types de parties</text:p>
            </text:list-item>
            <text:list-item>
              <text:p text:style-name="P2">Types d'unité</text:p>
            </text:list-item>
          </text:list>
        </text:list-item>
        <text:list-item>
          <text:p text:style-name="P2">Le jeu</text:p>
          <text:list>
            <text:list-item>
              <text:p text:style-name="P2">Début de la partie</text:p>
            </text:list-item>
            <text:list-item>
              <text:p text:style-name="P2">Déroulement d'un tour</text:p>
            </text:list-item>
            <text:list-item>
              <text:p text:style-name="P2">Actions du jeu</text:p>
            </text:list-item>
            <text:list-item>
              <text:p text:style-name="P2">Fin de partie</text:p>
            </text:list-item>
          </text:list>
        </text:list-item>
      </text:list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46M56S</meta:editing-duration>
    <meta:editing-cycles>122</meta:editing-cycles>
    <meta:generator>OpenOffice/4.1.1$Win32 OpenOffice.org_project/411m6$Build-9775</meta:generator>
    <dc:date>2015-01-14T23:40:33.39</dc:date>
    <dc:creator>Dan </dc:creator>
    <meta:document-statistic meta:table-count="0" meta:image-count="0" meta:object-count="0" meta:page-count="1" meta:paragraph-count="11" meta:word-count="42" meta:character-count="181"/>
    <meta:user-defined meta:name="Info 1"/>
    <meta:user-defined meta:name="Info 2"/>
    <meta:user-defined meta:name="Info 3"/>
    <meta:user-defined meta:name="Info 4"/>
  </office:meta>
</office:document-meta>
</file>